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ObjectInputStream.resolveFallbackIfPossible( String className , ClassNotFound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ObjectInputStream.ConfigurableObjectInputStream( InputStream in , @ Nullable ClassLoader classLoader , boolean acceptProxy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ObjectInputStream.getFallback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ObjectInputStream.resolveProxyClass( String [ ] interfac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figurableObjectInputStream.resolveClass( ObjectStreamClass classDes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urableObjectInputStream.ConfigurableObjectInputStream( InputStream in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